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4688in" table:align="margins" fo:background-color="transparent">
        <style:background-image/>
      </style:table-properties>
    </style:style>
    <style:style style:name="Table1.A" style:family="table-column">
      <style:table-column-properties style:column-width="2.4896in" style:rel-column-width="21845*"/>
    </style:style>
    <style:style style:name="Table1.1" style:family="table-row">
      <style:table-row-properties style:min-row-height="0.0639in" fo:background-color="transparent">
        <style:background-image/>
      </style:table-row-properties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7.4688in" table:align="margins"/>
    </style:style>
    <style:style style:name="Table2.A" style:family="table-column">
      <style:table-column-properties style:column-width="3.734in" style:rel-column-width="32767*"/>
    </style:style>
    <style:style style:name="Table2.B" style:family="table-column">
      <style:table-column-properties style:column-width="3.7347in" style:rel-column-width="32768*"/>
    </style:style>
    <style:style style:name="Table2.1" style:family="table-row">
      <style:table-row-properties style:min-row-height="0.0639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7.4688in" table:align="margins"/>
    </style:style>
    <style:style style:name="Table3.A" style:family="table-column">
      <style:table-column-properties style:column-width="3.734in" style:rel-column-width="32767*"/>
    </style:style>
    <style:style style:name="Table3.B" style:family="table-column">
      <style:table-column-properties style:column-width="3.7347in" style:rel-column-width="32768*"/>
    </style:style>
    <style:style style:name="Table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7.4688in" table:align="margins"/>
    </style:style>
    <style:style style:name="Table4.A" style:family="table-column">
      <style:table-column-properties style:column-width="7.4688in" style:rel-column-width="65535*"/>
    </style:style>
    <style:style style:name="Table4.1" style:family="table-row">
      <style:table-row-properties style:min-row-height="0.0639in"/>
    </style:style>
    <style:style style:name="Table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" style:family="table">
      <style:table-properties style:width="7.4688in" table:align="margins"/>
    </style:style>
    <style:style style:name="Table5.A" style:family="table-column">
      <style:table-column-properties style:column-width="3.734in" style:rel-column-width="32767*"/>
    </style:style>
    <style:style style:name="Table5.B" style:family="table-column">
      <style:table-column-properties style:column-width="3.7347in" style:rel-column-width="32768*"/>
    </style:style>
    <style:style style:name="Table5.1" style:family="table-row">
      <style:table-row-properties style:min-row-height="0.1847in"/>
    </style:style>
    <style:style style:name="Table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" style:family="table">
      <style:table-properties style:width="7.4688in" table:align="margins"/>
    </style:style>
    <style:style style:name="Table6.A" style:family="table-column">
      <style:table-column-properties style:column-width="3.734in" style:rel-column-width="32767*"/>
    </style:style>
    <style:style style:name="Table6.B" style:family="table-column">
      <style:table-column-properties style:column-width="3.7347in" style:rel-column-width="32768*"/>
    </style:style>
    <style:style style:name="Table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" style:family="table">
      <style:table-properties style:width="7.4688in" table:align="margins"/>
    </style:style>
    <style:style style:name="Table7.A" style:family="table-column">
      <style:table-column-properties style:column-width="7.4688in" style:rel-column-width="65535*"/>
    </style:style>
    <style:style style:name="Table7.1" style:family="table-row">
      <style:table-row-properties style:min-row-height="0.0639in"/>
    </style:style>
    <style:style style:name="Table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" style:family="table">
      <style:table-properties style:width="7.4688in" table:align="margins"/>
    </style:style>
    <style:style style:name="Table8.A" style:family="table-column">
      <style:table-column-properties style:column-width="3.734in" style:rel-column-width="32764*"/>
    </style:style>
    <style:style style:name="Table8.B" style:family="table-column">
      <style:table-column-properties style:column-width="3.7347in" style:rel-column-width="32771*"/>
    </style:style>
    <style:style style:name="Table8.1" style:family="table-row">
      <style:table-row-properties style:min-row-height="0.0639in"/>
    </style:style>
    <style:style style:name="Table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" style:family="table">
      <style:table-properties style:width="7.4688in" table:align="margins"/>
    </style:style>
    <style:style style:name="Table9.A" style:family="table-column">
      <style:table-column-properties style:column-width="3.734in" style:rel-column-width="32767*"/>
    </style:style>
    <style:style style:name="Table9.B" style:family="table-column">
      <style:table-column-properties style:column-width="3.7347in" style:rel-column-width="32768*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" style:family="table">
      <style:table-properties style:width="7.4688in" table:align="margins"/>
    </style:style>
    <style:style style:name="Table10.A" style:family="table-column">
      <style:table-column-properties style:column-width="7.4688in" style:rel-column-width="65535*"/>
    </style:style>
    <style:style style:name="Table10.1" style:family="table-row">
      <style:table-row-properties style:min-row-height="0.0639in"/>
    </style:style>
    <style:style style:name="Table1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" style:family="table">
      <style:table-properties style:width="7.4688in" table:align="margins"/>
    </style:style>
    <style:style style:name="Table11.A" style:family="table-column">
      <style:table-column-properties style:column-width="3.734in" style:rel-column-width="32767*"/>
    </style:style>
    <style:style style:name="Table11.B" style:family="table-column">
      <style:table-column-properties style:column-width="3.7347in" style:rel-column-width="32768*"/>
    </style:style>
    <style:style style:name="Table11.1" style:family="table-row">
      <style:table-row-properties style:min-row-height="0.0639in"/>
    </style:style>
    <style:style style:name="Table1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" style:family="table">
      <style:table-properties style:width="7.4688in" table:align="margins"/>
    </style:style>
    <style:style style:name="Table12.A" style:family="table-column">
      <style:table-column-properties style:column-width="3.734in" style:rel-column-width="32767*"/>
    </style:style>
    <style:style style:name="Table12.B" style:family="table-column">
      <style:table-column-properties style:column-width="3.7347in" style:rel-column-width="32768*"/>
    </style:style>
    <style:style style:name="Table1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3" style:family="table">
      <style:table-properties style:width="7.4688in" table:align="margins"/>
    </style:style>
    <style:style style:name="Table13.A" style:family="table-column">
      <style:table-column-properties style:column-width="7.4688in" style:rel-column-width="65535*"/>
    </style:style>
    <style:style style:name="Table13.1" style:family="table-row">
      <style:table-row-properties style:min-row-height="0.0639in"/>
    </style:style>
    <style:style style:name="Table1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4" style:family="table">
      <style:table-properties style:width="7.4688in" table:align="margins"/>
    </style:style>
    <style:style style:name="Table14.A" style:family="table-column">
      <style:table-column-properties style:column-width="3.734in" style:rel-column-width="32767*"/>
    </style:style>
    <style:style style:name="Table14.B" style:family="table-column">
      <style:table-column-properties style:column-width="3.7347in" style:rel-column-width="32768*"/>
    </style:style>
    <style:style style:name="Table14.1" style:family="table-row">
      <style:table-row-properties style:min-row-height="0.0639in"/>
    </style:style>
    <style:style style:name="Table1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5" style:family="table">
      <style:table-properties style:width="7.4688in" table:align="margins"/>
    </style:style>
    <style:style style:name="Table15.A" style:family="table-column">
      <style:table-column-properties style:column-width="3.734in" style:rel-column-width="32767*"/>
    </style:style>
    <style:style style:name="Table15.B" style:family="table-column">
      <style:table-column-properties style:column-width="3.7347in" style:rel-column-width="32768*"/>
    </style:style>
    <style:style style:name="Table1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" style:family="table">
      <style:table-properties style:width="7.4688in" table:align="margins"/>
    </style:style>
    <style:style style:name="Table16.A" style:family="table-column">
      <style:table-column-properties style:column-width="7.4688in" style:rel-column-width="65535*"/>
    </style:style>
    <style:style style:name="Table16.1" style:family="table-row">
      <style:table-row-properties style:min-row-height="0.4403in"/>
    </style:style>
    <style:style style:name="Table1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6" style:family="table">
      <style:table-properties style:width="7.4688in" table:align="margins"/>
    </style:style>
    <style:style style:name="Table26.A" style:family="table-column">
      <style:table-column-properties style:column-width="3.734in" style:rel-column-width="32767*"/>
    </style:style>
    <style:style style:name="Table26.B" style:family="table-column">
      <style:table-column-properties style:column-width="3.7347in" style:rel-column-width="32768*"/>
    </style:style>
    <style:style style:name="Table26.1" style:family="table-row">
      <style:table-row-properties style:min-row-height="0.0639in"/>
    </style:style>
    <style:style style:name="Table2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7" style:family="table">
      <style:table-properties style:width="7.4688in" table:align="margins"/>
    </style:style>
    <style:style style:name="Table27.A" style:family="table-column">
      <style:table-column-properties style:column-width="3.734in" style:rel-column-width="32767*"/>
    </style:style>
    <style:style style:name="Table27.B" style:family="table-column">
      <style:table-column-properties style:column-width="3.7347in" style:rel-column-width="32768*"/>
    </style:style>
    <style:style style:name="Table2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8" style:family="table">
      <style:table-properties style:width="7.4688in" table:align="margins"/>
    </style:style>
    <style:style style:name="Table28.A" style:family="table-column">
      <style:table-column-properties style:column-width="7.4688in" style:rel-column-width="65535*"/>
    </style:style>
    <style:style style:name="Table2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0" style:family="table">
      <style:table-properties style:width="7.4688in" table:align="margins"/>
    </style:style>
    <style:style style:name="Table20.A" style:family="table-column">
      <style:table-column-properties style:column-width="3.734in" style:rel-column-width="32767*"/>
    </style:style>
    <style:style style:name="Table20.B" style:family="table-column">
      <style:table-column-properties style:column-width="3.7347in" style:rel-column-width="32768*"/>
    </style:style>
    <style:style style:name="Table20.1" style:family="table-row">
      <style:table-row-properties style:min-row-height="0.0639in"/>
    </style:style>
    <style:style style:name="Table2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1" style:family="table">
      <style:table-properties style:width="7.4688in" table:align="margins"/>
    </style:style>
    <style:style style:name="Table21.A" style:family="table-column">
      <style:table-column-properties style:column-width="3.734in" style:rel-column-width="32767*"/>
    </style:style>
    <style:style style:name="Table21.B" style:family="table-column">
      <style:table-column-properties style:column-width="3.7347in" style:rel-column-width="32768*"/>
    </style:style>
    <style:style style:name="Table2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2" style:family="table">
      <style:table-properties style:width="7.4688in" table:align="margins"/>
    </style:style>
    <style:style style:name="Table22.A" style:family="table-column">
      <style:table-column-properties style:column-width="7.4688in" style:rel-column-width="65535*"/>
    </style:style>
    <style:style style:name="Table2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Location">
      <style:paragraph-properties fo:text-align="end" style:justify-single-word="false"/>
    </style:style>
    <style:style style:name="P2" style:family="paragraph" style:parent-style-name="Location">
      <style:paragraph-properties fo:text-align="end" style:justify-single-word="false"/>
      <style:text-properties officeooo:paragraph-rsid="00336ec9"/>
    </style:style>
    <style:style style:name="P3" style:family="paragraph" style:parent-style-name="Location">
      <style:paragraph-properties fo:text-align="end" style:justify-single-word="false"/>
      <style:text-properties officeooo:paragraph-rsid="0056316d"/>
    </style:style>
    <style:style style:name="P4" style:family="paragraph" style:parent-style-name="Location">
      <style:paragraph-properties fo:text-align="end" style:justify-single-word="false"/>
      <style:text-properties officeooo:paragraph-rsid="0019a675"/>
    </style:style>
    <style:style style:name="P5" style:family="paragraph" style:parent-style-name="Location">
      <style:paragraph-properties fo:text-align="end" style:justify-single-word="false"/>
      <style:text-properties officeooo:paragraph-rsid="001d9aa5"/>
    </style:style>
    <style:style style:name="P6" style:family="paragraph" style:parent-style-name="Location">
      <style:paragraph-properties fo:text-align="end" style:justify-single-word="false"/>
      <style:text-properties officeooo:paragraph-rsid="002ad0d9"/>
    </style:style>
    <style:style style:name="P7" style:family="paragraph" style:parent-style-name="Location">
      <style:text-properties officeooo:paragraph-rsid="0019a675"/>
    </style:style>
    <style:style style:name="P8" style:family="paragraph" style:parent-style-name="Location">
      <style:text-properties officeooo:rsid="001d9aa5" officeooo:paragraph-rsid="001d9aa5"/>
    </style:style>
    <style:style style:name="P9" style:family="paragraph" style:parent-style-name="Location">
      <style:text-properties officeooo:rsid="002ad0d9" officeooo:paragraph-rsid="002ad0d9"/>
    </style:style>
    <style:style style:name="P10" style:family="paragraph" style:parent-style-name="Location">
      <style:text-properties officeooo:rsid="008617c5" officeooo:paragraph-rsid="008617c5"/>
    </style:style>
    <style:style style:name="P11" style:family="paragraph" style:parent-style-name="Location">
      <style:text-properties officeooo:rsid="0092fa01" officeooo:paragraph-rsid="0092fa01"/>
    </style:style>
    <style:style style:name="P12" style:family="paragraph" style:parent-style-name="Role">
      <style:paragraph-properties fo:text-align="end" style:justify-single-word="false"/>
    </style:style>
    <style:style style:name="P13" style:family="paragraph" style:parent-style-name="Role">
      <style:paragraph-properties fo:text-align="end" style:justify-single-word="false"/>
      <style:text-properties officeooo:paragraph-rsid="001d9aa5"/>
    </style:style>
    <style:style style:name="P14" style:family="paragraph" style:parent-style-name="Role">
      <style:paragraph-properties fo:text-align="end" style:justify-single-word="false"/>
      <style:text-properties officeooo:paragraph-rsid="002ad0d9"/>
    </style:style>
    <style:style style:name="P15" style:family="paragraph" style:parent-style-name="Role">
      <style:text-properties officeooo:rsid="00303599" officeooo:paragraph-rsid="0056316d"/>
    </style:style>
    <style:style style:name="P16" style:family="paragraph" style:parent-style-name="Role">
      <style:text-properties officeooo:rsid="001d9aa5" officeooo:paragraph-rsid="001d9aa5"/>
    </style:style>
    <style:style style:name="P17" style:family="paragraph" style:parent-style-name="Role">
      <style:text-properties officeooo:rsid="002ad0d9" officeooo:paragraph-rsid="002ad0d9"/>
    </style:style>
    <style:style style:name="P18" style:family="paragraph" style:parent-style-name="Role">
      <style:paragraph-properties fo:text-align="end" style:justify-single-word="false"/>
      <style:text-properties officeooo:rsid="005bee61" officeooo:paragraph-rsid="0056316d"/>
    </style:style>
    <style:style style:name="P19" style:family="paragraph" style:parent-style-name="Role">
      <style:paragraph-properties fo:text-align="end" style:justify-single-word="false"/>
      <style:text-properties officeooo:rsid="008617c5" officeooo:paragraph-rsid="008617c5"/>
    </style:style>
    <style:style style:name="P20" style:family="paragraph" style:parent-style-name="Role">
      <style:text-properties officeooo:rsid="008d9fbc" officeooo:paragraph-rsid="008d9fbc"/>
    </style:style>
    <style:style style:name="P21" style:family="paragraph" style:parent-style-name="Heading_20_3">
      <style:text-properties officeooo:paragraph-rsid="006b15f0"/>
    </style:style>
    <style:style style:name="P22" style:family="paragraph" style:parent-style-name="Heading_20_3">
      <style:text-properties officeooo:rsid="003a9b7e" officeooo:paragraph-rsid="003a9b7e"/>
    </style:style>
    <style:style style:name="P23" style:family="paragraph" style:parent-style-name="Heading_20_2">
      <style:text-properties officeooo:paragraph-rsid="006b15f0"/>
    </style:style>
    <style:style style:name="P24" style:family="paragraph" style:parent-style-name="Impact" style:list-style-name="L1"/>
    <style:style style:name="P25" style:family="paragraph" style:parent-style-name="Impact" style:list-style-name="L1">
      <style:text-properties officeooo:rsid="002d8cba" officeooo:paragraph-rsid="00303599"/>
    </style:style>
    <style:style style:name="P26" style:family="paragraph" style:parent-style-name="Impact" style:list-style-name="L2">
      <style:text-properties officeooo:paragraph-rsid="0083cbbe"/>
    </style:style>
    <style:style style:name="P27" style:family="paragraph" style:parent-style-name="Impact" style:list-style-name="L2">
      <style:text-properties officeooo:rsid="0083cbbe" officeooo:paragraph-rsid="0092fa01"/>
    </style:style>
    <style:style style:name="P28" style:family="paragraph" style:parent-style-name="Impact" style:list-style-name="L2">
      <style:text-properties officeooo:rsid="0083cbbe" officeooo:paragraph-rsid="00895a7a"/>
    </style:style>
    <style:style style:name="P29" style:family="paragraph" style:parent-style-name="Impact" style:list-style-name="L2">
      <style:text-properties fo:font-weight="bold" officeooo:rsid="00846955" officeooo:paragraph-rsid="00895a7a" style:font-weight-asian="bold" style:font-weight-complex="bold"/>
    </style:style>
    <style:style style:name="P30" style:family="paragraph" style:parent-style-name="Impact" style:list-style-name="L3">
      <style:text-properties fo:font-weight="bold" officeooo:rsid="007414cd" officeooo:paragraph-rsid="007414cd" style:font-weight-asian="bold" style:font-weight-complex="bold"/>
    </style:style>
    <style:style style:name="P31" style:family="paragraph" style:parent-style-name="Impact" style:list-style-name="L3">
      <style:text-properties fo:font-weight="bold" officeooo:rsid="007414cd" officeooo:paragraph-rsid="00757184" style:font-weight-asian="bold" style:font-weight-complex="bold"/>
    </style:style>
    <style:style style:name="P32" style:family="paragraph" style:parent-style-name="Impact" style:list-style-name="L2">
      <style:text-properties officeooo:rsid="003282c0" officeooo:paragraph-rsid="00846955"/>
    </style:style>
    <style:style style:name="P33" style:family="paragraph" style:parent-style-name="Impact" style:list-style-name="L2">
      <style:text-properties officeooo:rsid="008617c5" officeooo:paragraph-rsid="008d9fbc"/>
    </style:style>
    <style:style style:name="P34" style:family="paragraph" style:parent-style-name="Impact" style:list-style-name="L3">
      <style:text-properties officeooo:rsid="00361790" officeooo:paragraph-rsid="007414cd"/>
    </style:style>
    <style:style style:name="P35" style:family="paragraph" style:parent-style-name="Impact" style:list-style-name="L4">
      <style:text-properties officeooo:paragraph-rsid="003a0977"/>
    </style:style>
    <style:style style:name="P36" style:family="paragraph" style:parent-style-name="Impact" style:list-style-name="L4">
      <style:text-properties officeooo:rsid="007c245b" officeooo:paragraph-rsid="007c245b"/>
    </style:style>
    <style:style style:name="T1" style:family="text">
      <style:text-properties fo:font-size="8pt" style:text-underline-style="none" officeooo:rsid="007bc306" style:font-size-asian="8pt" style:font-size-complex="8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cbf9"/>
    </style:style>
    <style:style style:name="T4" style:family="text">
      <style:text-properties style:text-underline-style="none" officeooo:rsid="0021e4ab"/>
    </style:style>
    <style:style style:name="T5" style:family="text">
      <style:text-properties style:text-underline-style="none" officeooo:rsid="0070b01c"/>
    </style:style>
    <style:style style:name="T6" style:family="text">
      <style:text-properties style:text-underline-style="none" officeooo:rsid="0056316d"/>
    </style:style>
    <style:style style:name="T7" style:family="text">
      <style:text-properties style:text-underline-style="none" officeooo:rsid="00361790"/>
    </style:style>
    <style:style style:name="T8" style:family="text">
      <style:text-properties style:text-underline-style="none" officeooo:rsid="0083cbbe"/>
    </style:style>
    <style:style style:name="T9" style:family="text">
      <style:text-properties style:text-underline-style="none" officeooo:rsid="005bee61"/>
    </style:style>
    <style:style style:name="T10" style:family="text">
      <style:text-properties style:text-underline-style="none" fo:font-weight="normal" officeooo:rsid="008617c5" style:font-weight-asian="normal" style:font-weight-complex="normal"/>
    </style:style>
    <style:style style:name="T11" style:family="text">
      <style:text-properties style:text-underline-style="none" fo:font-weight="normal" officeooo:rsid="0032061a" style:font-weight-asian="normal" style:font-weight-complex="normal"/>
    </style:style>
    <style:style style:name="T12" style:family="text">
      <style:text-properties style:text-underline-style="none" fo:font-weight="normal" officeooo:rsid="003282c0" style:font-weight-asian="normal" style:font-weight-complex="normal"/>
    </style:style>
    <style:style style:name="T13" style:family="text">
      <style:text-properties style:text-underline-style="none" fo:font-weight="normal" officeooo:rsid="0083cbbe" style:font-weight-asian="normal" style:font-weight-complex="normal"/>
    </style:style>
    <style:style style:name="T14" style:family="text">
      <style:text-properties style:text-underline-style="none" fo:font-weight="normal" officeooo:rsid="008afb92" style:font-weight-asian="normal" style:font-weight-complex="normal"/>
    </style:style>
    <style:style style:name="T15" style:family="text">
      <style:text-properties style:text-underline-style="none" fo:font-weight="normal" officeooo:rsid="0092a354" style:font-weight-asian="normal" style:font-weight-complex="normal"/>
    </style:style>
    <style:style style:name="T16" style:family="text">
      <style:text-properties style:text-underline-style="none" fo:font-weight="normal" officeooo:rsid="005c4b33" style:font-weight-asian="normal" style:font-weight-complex="normal"/>
    </style:style>
    <style:style style:name="T17" style:family="text">
      <style:text-properties style:text-underline-style="none" officeooo:rsid="008d9fbc"/>
    </style:style>
    <style:style style:name="T18" style:family="text">
      <style:text-properties fo:color="#00007f"/>
    </style:style>
    <style:style style:name="T19" style:family="text">
      <style:text-properties officeooo:rsid="001b917f"/>
    </style:style>
    <style:style style:name="T20" style:family="text">
      <style:text-properties officeooo:rsid="001efd2d"/>
    </style:style>
    <style:style style:name="T21" style:family="text">
      <style:text-properties officeooo:rsid="0021e4ab"/>
    </style:style>
    <style:style style:name="T22" style:family="text">
      <style:text-properties officeooo:rsid="00260e52"/>
    </style:style>
    <style:style style:name="T23" style:family="text">
      <style:text-properties officeooo:rsid="002658f7"/>
    </style:style>
    <style:style style:name="T24" style:family="text">
      <style:text-properties officeooo:rsid="002ad0d9"/>
    </style:style>
    <style:style style:name="T25" style:family="text">
      <style:text-properties officeooo:rsid="002d8cba"/>
    </style:style>
    <style:style style:name="T26" style:family="text">
      <style:text-properties officeooo:rsid="00303599"/>
    </style:style>
    <style:style style:name="T27" style:family="text">
      <style:text-properties fo:color="#000000" style:text-underline-style="none"/>
    </style:style>
    <style:style style:name="T28" style:family="text">
      <style:text-properties officeooo:rsid="00336ec9"/>
    </style:style>
    <style:style style:name="T29" style:family="text">
      <style:text-properties officeooo:rsid="0036ec12"/>
    </style:style>
    <style:style style:name="T30" style:family="text">
      <style:text-properties officeooo:rsid="00423c0c"/>
    </style:style>
    <style:style style:name="T31" style:family="text">
      <style:text-properties officeooo:rsid="0067744b"/>
    </style:style>
    <style:style style:name="T32" style:family="text">
      <style:text-properties officeooo:rsid="006d5add"/>
    </style:style>
    <style:style style:name="T33" style:family="text">
      <style:text-properties officeooo:rsid="00726ee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61790" style:font-weight-asian="normal" style:font-weight-complex="normal"/>
    </style:style>
    <style:style style:name="T36" style:family="text">
      <style:text-properties fo:font-weight="normal" officeooo:rsid="00377a2a" style:font-weight-asian="normal" style:font-weight-complex="normal"/>
    </style:style>
    <style:style style:name="T37" style:family="text">
      <style:text-properties fo:font-weight="normal" officeooo:rsid="00745fa1" style:font-weight-asian="normal" style:font-weight-complex="normal"/>
    </style:style>
    <style:style style:name="T38" style:family="text">
      <style:text-properties fo:font-weight="normal" officeooo:rsid="00757184" style:font-weight-asian="normal" style:font-weight-complex="normal"/>
    </style:style>
    <style:style style:name="T39" style:family="text">
      <style:text-properties fo:font-weight="normal" officeooo:rsid="007bc306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83cbbe"/>
    </style:style>
    <style:style style:name="T42" style:family="text">
      <style:text-properties officeooo:rsid="005bee61"/>
    </style:style>
    <style:style style:name="T43" style:family="text">
      <style:text-properties officeooo:rsid="00361790"/>
    </style:style>
    <style:style style:name="T44" style:family="text">
      <style:text-properties style:text-line-through-style="none" style:text-line-through-type="none" style:text-underline-style="none" officeooo:rsid="005c4b33"/>
    </style:style>
    <style:style style:name="T45" style:family="text">
      <style:text-properties style:text-line-through-style="none" style:text-line-through-type="none" style:text-underline-style="none" fo:font-weight="normal" officeooo:rsid="003282c0" style:font-weight-asian="normal" style:font-weight-complex="normal"/>
    </style:style>
    <style:style style:name="T46" style:family="text">
      <style:text-properties style:text-line-through-style="none" style:text-line-through-type="none" style:text-underline-style="none" fo:font-weight="normal" officeooo:rsid="0092a354" style:font-weight-asian="normal" style:font-weight-complex="normal"/>
    </style:style>
    <style:style style:name="T47" style:family="text">
      <style:text-properties style:text-line-through-style="none" style:text-line-through-type="none" fo:font-style="normal" style:text-underline-style="none" fo:font-weight="normal" officeooo:rsid="005c4b33" style:font-style-asian="normal" style:font-weight-asian="normal" style:font-style-complex="normal" style:font-weight-complex="normal"/>
    </style:style>
    <style:style style:name="T48" style:family="text">
      <style:text-properties style:text-line-through-style="none" style:text-line-through-type="none" fo:font-style="normal" style:text-underline-style="none" fo:font-weight="normal" officeooo:rsid="008617c5" style:font-style-asian="normal" style:font-weight-asian="normal" style:font-style-complex="normal" style:font-weight-complex="normal"/>
    </style:style>
    <style:style style:name="T49" style:family="text">
      <style:text-properties officeooo:rsid="00846955"/>
    </style:style>
    <style:style style:name="T50" style:family="text">
      <style:text-properties officeooo:rsid="008d7bdf"/>
    </style:style>
    <style:style style:name="T51" style:family="text">
      <style:text-properties officeooo:rsid="008d9fbc"/>
    </style:style>
    <style:style style:name="T52" style:family="text">
      <style:text-properties officeooo:rsid="0092fa01"/>
    </style:style>
    <style:style style:name="T53" style:family="text">
      <style:text-properties officeooo:rsid="00942a02"/>
    </style:style>
    <style:style style:name="T54" style:family="text">
      <style:text-properties fo:font-style="italic" style:text-underline-style="none" fo:font-weight="normal" officeooo:rsid="005c4b33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officeooo:rsid="008617c5" style:font-style-asian="italic" style:font-weight-asian="normal" style:font-style-complex="italic" style:font-weight-complex="normal"/>
    </style:style>
    <style:style style:name="T56" style:family="text">
      <style:text-properties fo:font-style="normal" style:text-underline-style="none" fo:font-weight="normal" officeooo:rsid="005c4b33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8617c5" style:font-style-asian="normal" style:font-weight-asian="normal" style:font-style-complex="normal" style:font-weight-complex="normal"/>
    </style:style>
    <style:style style:name="T58" style:family="text">
      <style:text-properties style:text-line-through-style="solid" style:text-line-through-type="single" fo:font-style="normal" style:text-underline-style="none" fo:font-weight="normal" officeooo:rsid="005c4b33" style:font-style-asian="normal" style:font-weight-asian="normal" style:font-style-complex="normal" style:font-weight-complex="normal"/>
    </style:style>
    <style:style style:name="T59" style:family="text">
      <style:text-properties style:text-line-through-style="solid" style:text-line-through-type="single" fo:font-style="normal" style:text-underline-style="none" fo:font-weight="normal" officeooo:rsid="008617c5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2">Lorenz Hofmann-Wellenhof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Table_20_Content_20_Small"><text:a xlink:type="simple" xlink:href="mailto:lorenzhofmann.w@gmail.com" text:style-name="Internet_20_link" text:visited-style-name="Visited_20_Internet_20_Link"><text:span text:style-name="T2">lorenzhofmann.w@gmail.com</text:span></text:a></text:p>
          </table:table-cell>
          <table:table-cell table:style-name="Table1.A1" office:value-type="string">
            <text:p text:style-name="Table_20_Content_20_Small"><text:a xlink:type="simple" xlink:href="https://bit.ly/resume-elweo-myself" text:style-name="Internet_20_link" text:visited-style-name="Visited_20_Internet_20_Link"><text:span text:style-name="T1">elweo.io</text:span></text:a></text:p>
          </table:table-cell>
          <table:table-cell table:style-name="Table1.A1" office:value-type="string">
            <text:p text:style-name="Table_20_Content_20_Small"><text:a xlink:type="simple" xlink:href="http://bit.ly/github-for-resume" text:style-name="Internet_20_link" text:visited-style-name="Visited_20_Internet_20_Link"><text:span text:style-name="T2">github.com/LorenzHW</text:span></text:a></text:p>
          </table:table-cell>
        </table:table-row>
      </table:table>
      <text:h text:style-name="P21" text:outline-level="3">EDUCA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Location">University of Passau</text:p>
          </table:table-cell>
          <table:table-cell table:style-name="Table2.A1" office:value-type="string">
            <text:p text:style-name="P1">Passau, Germany 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Role">B. Sc. Mobile and Embedded Systems, M. Sc. Computer Science </text:p>
          </table:table-cell>
          <table:table-cell table:style-name="Table3.A1" office:value-type="string">
            <text:p text:style-name="P12">October 2014 — <text:span text:style-name="T32">February 2020</text:span> 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1194962668" text:style-name="L1">
              <text:list-item>
                <text:p text:style-name="P24">Grade: 1.8 ~ 3.2 (GPA)</text:p>
              </text:list-item>
              <text:list-item>
                <text:p text:style-name="P24">Top 20% of 2017 graduation class</text:p>
              </text:list-item>
              <text:list-item>
                <text:p text:style-name="P24">Relevant coursework: Machine Learning, Algorithms and Data Structures, Agile Software Development, Computer Networks, Enterprise Software Architecture, Computer Architecture, Programming in Java, Mathematics in Technical Systems I-III, Computer Engineering 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Location">Stevens Institute of Technology </text:p>
          </table:table-cell>
          <table:table-cell table:style-name="Table5.A1" office:value-type="string">
            <text:p text:style-name="P1">New York City, USA 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Role">Education abroad in M. Sc. Computer Science </text:p>
          </table:table-cell>
          <table:table-cell table:style-name="Table6.A1" office:value-type="string">
            <text:p text:style-name="P12">August — December 2018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114509934414223" text:continue-numbering="true" text:style-name="L1">
              <text:list-item>
                <text:p text:style-name="P24">4.0 GPA; top 3 project in Machine Learning class </text:p>
              </text:list-item>
            </text:list>
          </table:table-cell>
        </table:table-row>
      </table:table>
      <text:h text:style-name="Heading_20_3" text:outline-level="3">EXPERIENC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University of Passau</text:p>
          </table:table-cell>
          <table:table-cell table:style-name="Table8.A1" office:value-type="string">
            <text:p text:style-name="P4"><text:span text:style-name="T19">Remote</text:span> 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Role">Graduate Researcher at the Chair of Data Science </text:p>
          </table:table-cell>
          <table:table-cell table:style-name="Table9.A1" office:value-type="string">
            <text:p text:style-name="P12">July — December 2019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list xml:id="list114510601587182" text:continue-numbering="true" text:style-name="L1">
              <text:list-item>
                <text:p text:style-name="P24"><text:span text:style-name="T31">Investigated</text:span> the effects of variational autoencoders and adversarial examples with Professor Doctor Michael Granitzer; funded by the <text:a xlink:type="simple" xlink:href="https://www.scch.at/en/news" text:style-name="Internet_20_link" text:visited-style-name="Visited_20_Internet_20_Link"><text:span text:style-name="T2">SCCH</text:span></text:a> </text:p>
              </text:list-item>
              <text:list-item>
                <text:p text:style-name="P24"><text:span text:style-name="T31">Made</text:span> open-source contributions to the tensorflow (TF) library: <text:span text:style-name="T31">Migrated</text:span> adversarial attack methods (FGSM, PGM, SPSA) from TF 1 to TF 2 </text:p>
              </text:list-item>
              <text:list-item>
                <text:p text:style-name="P24">Used technologies: Python, <text:span text:style-name="T21">t</text:span>ensorflow, <text:span text:style-name="T29">Keras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8">Google Summer of Code</text:p>
          </table:table-cell>
          <table:table-cell table:style-name="Table11.A1" office:value-type="string">
            <text:p text:style-name="P5"><text:span text:style-name="T19">Remote</text:span> 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6">Google Summer of Code participant with API Client Tools at Google</text:p>
          </table:table-cell>
          <table:table-cell table:style-name="Table12.A1" office:value-type="string">
            <text:p text:style-name="P13"><text:span text:style-name="T20">May</text:span> — <text:span text:style-name="T20">August</text:span> 2019</text:p>
          </table:table-cell>
        </table:table-row>
      </table:table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list xml:id="list114510416697209" text:continue-numbering="true" text:style-name="L1">
              <text:list-item>
                <text:p text:style-name="P24">Implemented <text:span text:style-name="T22">the open-source tool </text:span><text:a xlink:type="simple" xlink:href="https://github.com/googleapis/gnostic-grpc" text:style-name="Internet_20_link" text:visited-style-name="Visited_20_Internet_20_Link"><text:span text:style-name="T3">gnostic-grpc</text:span></text:a>: A tool that converts OpenAPI descriptions into a description of a gRPC service that can be used to implement that API using gRPC-JSON Transcoding (mentored by Tim Burks and Noah Dietz, software engineers at Google) </text:p>
              </text:list-item>
              <text:list-item>
                <text:p text:style-name="P24">Improved feature completeness of <text:a xlink:type="simple" xlink:href="https://github.com/googleapis/gnostic" text:style-name="Internet_20_link" text:visited-style-name="Visited_20_Internet_20_Link"><text:span text:style-name="T4">gnostic</text:span></text:a><text:span text:style-name="T18"> </text:span>by converting the compiled Protocol Buffer representation into equivalent types which are processable by plugins</text:p>
              </text:list-item>
              <text:list-item>
                <text:p text:style-name="P24">Wrote a medium <text:a xlink:type="simple" xlink:href="https://medium.com/@lorenzhofmann.w/how-to-build-a-rest-api-with-grpc-and-get-the-best-of-two-worlds-9a4e491f30ae" text:style-name="Internet_20_link" text:visited-style-name="Visited_20_Internet_20_Link"><text:span text:style-name="T4">blog</text:span></text:a><text:span text:style-name="T18"> </text:span>post that explains how to set up a gRPC API with envoy given an OpenAPI description; <text:span text:style-name="T23">accumulated over 1000 readers</text:span></text:p>
              </text:list-item>
              <text:list-item>
                <text:p text:style-name="P24">Representation of this <text:span text:style-name="T25">work</text:span> at the API specification conference in Vancouver by Tim Burks in his <text:a xlink:type="simple" xlink:href="https://asc2019.sched.com/event/T6u9" text:style-name="Internet_20_link" text:visited-style-name="Visited_20_Internet_20_Link"><text:span text:style-name="T2">workshop</text:span></text:a></text:p>
              </text:list-item>
              <text:list-item>
                <text:p text:style-name="P24">Used technologies: Golang, Protocol Buffers, gRPC, OpenAPI, envoy 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9">csneovias GmbH</text:p>
          </table:table-cell>
          <table:table-cell table:style-name="Table14.A1" office:value-type="string">
            <text:p text:style-name="P6"><text:span text:style-name="T24">Passau, Germany</text:span> 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7">Software engineer (working student)</text:p>
          </table:table-cell>
          <table:table-cell table:style-name="Table15.A1" office:value-type="string">
            <text:p text:style-name="P14"><text:span text:style-name="T24">March 2016</text:span> — <text:span text:style-name="T24">July</text:span> 201<text:span text:style-name="T24">8</text:span></text:p>
          </table:table-cell>
        </table:table-row>
      </table:table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list xml:id="list114509946982554" text:continue-numbering="true" text:style-name="L1">
              <text:list-item>
                <text:p text:style-name="P25">Designed and implemented student lifecycle management software for the University of Münster, University of Zurich, and the Goethe Institute; created fronted applications (course registry, courses overview) with my team using agile methodologies; built back end interfaces to provide applications with data</text:p>
              </text:list-item>
              <text:list-item>
                <text:p text:style-name="P25">Used technologies: JavaScript, ABAP, SAPUI5, OData protocol</text:p>
              </text:list-item>
            </text:list>
          </table:table-cell>
        </table:table-row>
      </table:table>
      <text:h text:style-name="P22" text:outline-level="3">PROJECTS</text:h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1"><text:a xlink:type="simple" xlink:href="http://elweo.io/" text:style-name="Internet_20_link" text:visited-style-name="Visited_20_Internet_20_Link"><text:span text:style-name="T27">elweo.io</text:span></text:a></text:p>
          </table:table-cell>
          <table:table-cell table:style-name="Table26.A1" office:value-type="string">
            <text:p text:style-name="P3"><text:span text:style-name="T26">Graz, Austria</text:span> 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5"><text:span text:style-name="T52">Creator</text:span> </text:p>
          </table:table-cell>
          <table:table-cell table:style-name="Table27.A1" office:value-type="string">
            <text:p text:style-name="P18">since October <text:span text:style-name="T49">2017</text:span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list xml:id="list4191275132" text:style-name="L2">
              <text:list-item>
                <text:p text:style-name="P27"><text:span text:style-name="T52">Implemented and l</text:span>aunched several <text:span text:style-name="T53">voice apps</text:span>:</text:p>
                <text:list>
                  <text:list-item>
                    <text:p text:style-name="P29"><text:a xlink:type="simple" xlink:href="https://www.elweo.io/#/only-one" text:style-name="Internet_20_link" text:visited-style-name="Visited_20_Internet_20_Link"><text:span text:style-name="T12">O</text:span></text:a><text:a xlink:type="simple" xlink:href="https://www.elweo.io/#/only-one" text:style-name="Internet_20_link" text:visited-style-name="Visited_20_Internet_20_Link"><text:span text:style-name="T13">nly One</text:span></text:a><text:span text:style-name="T8">:</text:span><text:span text:style-name="T13"> Developed a phone-connected, cooperative group game </text:span><text:span text:style-name="T10">where users have the possibility to buy premium content; </text:span><text:span text:style-name="T15">utilized Django channels and Amazon ElastiCache (Redis) for server to client communication; a </text:span><text:a xlink:type="simple" xlink:href="https://drive.google.com/open?id=1oy3k46q-EdEK6ClxRyquWv6kMZdaYo7U" text:style-name="Internet_20_link" text:visited-style-name="Visited_20_Internet_20_Link"><text:span text:style-name="T46">video</text:span></text:a><text:span text:style-name="T15"> of the skill in action</text:span></text:p>
                  </text:list-item>
                  <text:list-item>
                    <text:p text:style-name="P26"><text:a xlink:type="simple" xlink:href="https://www.amazon.com/Elweo-Number-Stack/dp/B085YB9M7V/" text:style-name="Internet_20_link" text:visited-style-name="Visited_20_Internet_20_Link"><text:span text:style-name="T13">Number Stack</text:span></text:a><text:span text:style-name="T41">: Launched a mathematical brain game as Amazon Echo </text:span><text:span text:style-name="T5">Skill</text:span><text:span text:style-name="T43"> where users compete against each other; accumulated over </text:span><text:a xlink:type="simple" xlink:href="https://drive.google.com/open?id=1JyedjO8NhNV8-8jhvxxuSD1jARaoYW4T" text:style-name="Internet_20_link" text:visited-style-name="Visited_20_Internet_20_Link"><text:span text:style-name="T5">14000</text:span></text:a><text:span text:style-name="T7"> </text:span><text:span text:style-name="T6">monthly</text:span><text:span text:style-name="T7"> users; </text:span><text:span text:style-name="T8">q</text:span><text:span text:style-name="T42">ualified for the Alexa Developer </text:span><text:a xlink:type="simple" xlink:href="https://developer.amazon.com/en-US/alexa/alexa-skills-kit/grow-your-business/rewards" text:style-name="Internet_20_link" text:visited-style-name="Visited_20_Internet_20_Link"><text:span text:style-name="T9">Rewards</text:span></text:a><text:span text:style-name="T42"> program due to the high user</text:span><text:span text:style-name="T9"> </text:span><text:span text:style-name="T44">engagement</text:span></text:p>
                  </text:list-item>
                  <text:list-item>
                    <text:p text:style-name="P28"><text:a xlink:type="simple" xlink:href="https://github.com/LorenzHW/My-Telegrams" text:style-name="Internet_20_link" text:visited-style-name="Visited_20_Internet_20_Link"><text:span text:style-name="T47">M</text:span></text:a><text:a xlink:type="simple" xlink:href="https://github.com/LorenzHW/My-Telegrams" text:style-name="Internet_20_link" text:visited-style-name="Visited_20_Internet_20_Link"><text:span text:style-name="T48">y Telegrams</text:span></text:a><text:span text:style-name="T10">: </text:span><text:span text:style-name="T11">Created an Amazon Echo Skill that enables users to send and to listen to messages via the Telegram Messenger. Built a web server to connect the Skill to the Telegram API: Set up a REST API with Django and MySQL database; added social authentication, progressive web app support,</text:span><text:span text:style-name="T14"> and </text:span><text:span text:style-name="T11">OAuth; used </text:span><text:a xlink:type="simple" xlink:href="https://github.com/LonamiWebs/Telethon" text:style-name="Internet_20_link" text:visited-style-name="Visited_20_Internet_20_Link"><text:span text:style-name="T14">Telethon</text:span></text:a><text:span text:style-name="T11"> to communicate with the Telegram API and AWS </text:span><text:span text:style-name="T14">Elastic Beanstalk </text:span><text:span text:style-name="T11">for deployment; accumulated over 1300 users; </text:span><text:span text:style-name="T12">a </text:span><text:a xlink:type="simple" xlink:href="https://www.youtube.com/watch?v=1j1FhkBDjSo&amp;" text:style-name="Internet_20_link" text:visited-style-name="Visited_20_Internet_20_Link"><text:span text:style-name="T45">video</text:span></text:a><text:span text:style-name="T12"> of the skill in action</text:span></text:p>
                  </text:list-item>
                </text:list>
              </text:list-item>
              <text:list-item>
                <text:p text:style-name="P32"><text:span text:style-name="T49">Technologies: </text:span>Python, TypeScript, <text:span text:style-name="T28">HTML5, CSS, Sass, Django, MySQL, DynamoDB, Angular, Vue.js, GraphQL, AWS Lambda, AWS Elastic Beanstalk</text:span></text:p>
              </text:list-item>
            </text:list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0"><text:a xlink:type="simple" xlink:href="http://bingosounds.com/" text:style-name="Internet_20_link" text:visited-style-name="Visited_20_Internet_20_Link"><text:span text:style-name="T27">bingosounds.com</text:span></text:a></text:p>
          </table:table-cell>
          <table:table-cell table:style-name="Table20.A1" office:value-type="string">
            <text:p text:style-name="P2"><text:span text:style-name="T26">Graz, Austria</text:span> 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0">Web developer</text:p>
          </table:table-cell>
          <table:table-cell table:style-name="Table21.A1" office:value-type="string">
            <text:p text:style-name="P19"><text:span text:style-name="T50">since </text:span>May 2020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list xml:id="list114509870590259" text:continue-numbering="true" text:style-name="L2">
              <text:list-item>
                <text:p text:style-name="P33">Worked in cooperation with <text:span text:style-name="T51">event manager at Jägermeister and </text:span><text:a xlink:type="simple" xlink:href="https://www.instagram.com/laws_anatomy" text:style-name="Internet_20_link" text:visited-style-name="Visited_20_Internet_20_Link"><text:span text:style-name="T17">Law’s Anatomy</text:span></text:a><text:span text:style-name="T51"> on a pro bono online music bingo game, helping local bands during the COVID-19 pandemic; used technologies: Vue.js, GraphQL, Django, AWS Elastic Beanstalk</text:span></text:p>
              </text:list-item>
            </text:list>
          </table:table-cell>
        </table:table-row>
      </table:table>
      <text:h text:style-name="P22" text:outline-level="3">SKILLS</text:h>
      <text:list xml:id="list3329412101" text:style-name="L3">
        <text:list-item>
          <text:p text:style-name="P34"><text:span text:style-name="T40">Languages &amp; Technologies:</text:span> Python, Golang, Protocol Buffers, TypeScript/JavaScript, <text:span text:style-name="T33">Java</text:span></text:p>
        </text:list-item>
        <text:list-item>
          <text:p text:style-name="P30">Infrastructure: <text:span text:style-name="T37">Amazon </text:span><text:span text:style-name="T34">AWS, Git, </text:span><text:span text:style-name="T37">DynamoDB, MySQL, </text:span><text:span text:style-name="T39">GraphQL,</text:span><text:span text:style-name="T37"> </text:span><text:span text:style-name="T38">Docker, envoy</text:span></text:p>
        </text:list-item>
        <text:list-item>
          <text:p text:style-name="P31">Frameworks: <text:span text:style-name="T34">Django, Angular, </text:span><text:span text:style-name="T39">Vue.js,</text:span><text:span text:style-name="T34"> Keras, </text:span><text:span text:style-name="T35">tenso</text:span><text:span text:style-name="T36">rflow</text:span><text:span text:style-name="T34">, gRPC, Alexa Skills Kit SDK</text:span><text:span text:style-name="T38">, </text:span><text:span text:style-name="T37">OpenAPI</text:span></text:p>
        </text:list-item>
      </text:list>
      <text:h text:style-name="P22" text:outline-level="3">ACTIVITIES <text:span text:style-name="T30">&amp;</text:span> REWARDS</text:h>
      <text:list xml:id="list2076707030" text:style-name="L4">
        <text:list-item>
          <text:p text:style-name="P35">Google Hash Code 2018: Rank 1545 out of 3012; Google kick start round B: Rank 1449 out of 2250 </text:p>
        </text:list-item>
        <text:list-item>
          <text:p text:style-name="P35">Active member of the student council at the University of Passau: Representing the interests of the students of the faculty </text:p>
        </text:list-item>
        <text:list-item>
          <text:p text:style-name="P35">Volunteer at the TCS New York City Marathon: Handing out drinks to the runners and motivating them </text:p>
        </text:list-item>
        <text:list-item>
          <text:p text:style-name="P35">Google Summer of Code stipend: Awarded $5400 stipend from Google </text:p>
        </text:list-item>
        <text:list-item>
          <text:p text:style-name="P35">AWS Promotional Credits for Alexa Skill developers: Monthly AWS costs of $100 are covered </text:p>
        </text:list-item>
        <text:list-item>
          <text:p text:style-name="P36"><text:span text:style-name="T52">April 2019 </text:span>30-Day LeetCoding Challenge: Completed a data structure and algorithm problem every day for 30 days </text:p>
        </text:list-item>
      </text:list>
      <text:p text:style-name="Impac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officeooo:rsid="0007d7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Content_20_Small" style:display-name="Table Content Small" style:family="paragraph" style:parent-style-name="Standard">
      <style:paragraph-properties fo:text-align="center" style:justify-single-word="false"/>
      <style:text-properties fo:font-size="8pt" officeooo:rsid="0007d7ff" style:font-size-asian="8pt" style:font-size-complex="8pt"/>
    </style:style>
    <style:style style:name="Table_20_Content" style:display-name="Table Content" style:family="paragraph" style:parent-style-name="Table_20_Content_20_Small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1in" fo:margin-bottom="0.0402in" loext:contextual-spacing="false" style:page-number="auto" fo:background-color="transparent" fo:padding-left="0in" fo:padding-right="0in" fo:padding-top="0.1in" fo:padding-bottom="0in" fo:border-left="none" fo:border-right="none" fo:border-top="none" fo:border-bottom="0.06pt solid #000000">
        <style:tab-stops/>
      </style:paragraph-properties>
      <style:text-properties style:font-name="Liberation Mono" fo:font-family="'Liberation Mono'" style:font-family-generic="modern" style:font-pitch="variable" fo:font-size="14pt" fo:font-weight="normal" officeooo:rsid="000d695c" style:font-size-asian="14pt" style:font-weight-asian="normal" style:font-size-complex="14pt" style:font-weight-complex="normal"/>
    </style:style>
    <style:style style:name="Location" style:family="paragraph" style:parent-style-name="Table_20_Contents">
      <style:paragraph-properties fo:text-align="start" style:justify-single-word="false" fo:padding-left="0in" fo:padding-right="0in" fo:padding-top="0.0201in" fo:padding-bottom="0in" fo:border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bold" officeooo:rsid="001002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Role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8pt" fo:font-style="italic" fo:text-shadow="none" style:text-underline-style="none" fo:font-weight="normal" officeooo:rsid="0011e6ab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Impact" style:family="paragraph" style:parent-style-name="Standard">
      <style:paragraph-properties fo:line-height="0.1299in"/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01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02:24.728259480</meta:creation-date>
    <dc:date>2020-05-28T11:36:36.115344259</dc:date>
    <meta:editing-duration>PT5H13M24S</meta:editing-duration>
    <meta:editing-cycles>81</meta:editing-cycles>
    <meta:generator>LibreOffice/6.2.5.2$MacOSX_X86_64 LibreOffice_project/1ec314fa52f458adc18c4f025c545a4e8b22c159</meta:generator>
    <meta:document-statistic meta:table-count="22" meta:image-count="0" meta:object-count="0" meta:page-count="1" meta:paragraph-count="66" meta:word-count="720" meta:character-count="4728" meta:non-whitespace-character-count="4073"/>
  </office:meta>
</office:document-meta>
</file>